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4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9pt" fo:language="fr" fo:country="BE" style:font-size-asian="9pt" style:font-size-complex="9pt"/>
    </style:style>
    <style:style style:name="P6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Verdana" fo:font-size="9pt" fo:language="en" fo:country="GB" style:font-size-asian="9pt" style:font-size-complex="9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color="#ffffff" style:font-name="Verdana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style:font-name="Verdana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000000" style:font-name="Verdana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text-properties fo:language="zxx" fo:country="none" style:language-asian="zxx" style:country-asian="none" style:font-weight-complex="bold"/>
    </style:style>
    <style:style style:name="P14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0pt" style:font-size-asian="10pt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font-size-asian="10pt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1pt" style:font-size-asian="11pt" style:font-size-complex="11pt" style:font-weight-complex="bold"/>
    </style:style>
    <style:style style:name="P19" style:family="paragraph" style:parent-style-name="Standard">
      <style:paragraph-properties fo:margin-left="0.63cm" fo:margin-right="0cm" fo:line-height="50%" fo:text-align="justify" style:justify-single-word="false" fo:text-indent="0cm" style:auto-text-indent="false"/>
      <style:text-properties style:font-name="Verdana" fo:font-size="9pt" style:font-size-asian="9pt" style:font-size-complex="9pt" style:font-weight-complex="bold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cm" fo:line-height="50%" fo:text-align="justify" style:justify-single-word="false" fo:text-indent="0cm" style:auto-text-indent="false"/>
      <style:text-properties style:font-name="Verdana" fo:font-size="9pt" style:font-size-asian="9pt" style:font-size-complex="9pt" style:font-weight-complex="bold"/>
    </style:style>
    <style:style style:name="P22" style:family="paragraph" style:parent-style-name="Standard">
      <style:paragraph-properties fo:margin-left="0cm" fo:margin-right="0.03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3" style:family="paragraph" style:parent-style-name="Standard">
      <style:paragraph-properties fo:margin-left="0cm" fo:margin-right="-1.147cm" fo:text-indent="0cm" style:auto-text-indent="false"/>
      <style:text-properties style:font-name="Verdana" fo:font-size="9pt" style:font-size-asian="9pt" style:font-size-complex="9pt"/>
    </style:style>
    <style:style style:name="P24" style:family="paragraph" style:parent-style-name="Standard">
      <style:paragraph-properties fo:margin-left="2.858cm" fo:margin-right="-1.147cm" fo:text-indent="0cm" style:auto-text-indent="false"/>
      <style:text-properties style:font-name="Verdana" fo:font-size="9pt" style:font-size-asian="9pt" style:font-size-complex="9pt"/>
    </style:style>
    <style:style style:name="P25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style:font-name="Verdana" fo:font-size="9pt" fo:font-style="normal" fo:font-weight="bold" style:font-size-asian="9pt" style:font-style-asian="normal" style:font-weight-asian="bold" style:font-size-complex="9pt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7" style:family="paragraph" style:parent-style-name="Heading_20_3" style:master-page-name="Standard">
      <style:paragraph-properties style:page-number="auto">
        <style:tab-stops>
          <style:tab-stop style:position="0cm"/>
        </style:tab-stops>
      </style:paragraph-properties>
      <style:text-properties fo:font-size="9pt" fo:font-style="normal" fo:font-weight="bold" style:font-size-asian="9pt" style:font-style-asian="normal" style:font-weight-asian="bold" style:font-size-complex="9pt"/>
    </style:style>
    <style:style style:name="P28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Verdana" fo:font-size="9pt" fo:language="fr" fo:country="BE" fo:font-weight="bold" style:font-size-asian="9pt" style:font-weight-asian="bold" style:font-size-complex="9pt"/>
    </style:style>
    <style:style style:name="T3" style:family="text">
      <style:text-properties style:font-name="Verdana" fo:font-size="9pt" style:text-underline-style="solid" style:text-underline-width="auto" style:text-underline-color="font-color" style:font-size-asian="9pt" style:font-size-complex="9pt" style:font-weight-complex="bold"/>
    </style:style>
    <style:style style:name="T4" style:family="text">
      <style:text-properties style:font-name="Verdana" fo:font-size="9pt" style:font-size-asian="9pt" style:font-size-complex="9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16284304">
          <text:insertion>
            <office:change-info>
              <dc:creator>Marie-Aude Goffin</dc:creator>
              <dc:date>2009-02-06T15:54:00</dc:date>
            </office:change-info>
          </text:insertion>
        </text:changed-region>
        <text:changed-region text:id="ct116284168">
          <text:insertion>
            <office:change-info>
              <dc:creator>Marie-Aude Goffin</dc:creator>
              <dc:date>2009-02-06T15:54:00</dc:date>
            </office:change-info>
          </text:insertion>
        </text:changed-region>
        <text:changed-region text:id="ct116284032">
          <text:insertion>
            <office:change-info>
              <dc:creator>Marie-Aude Goffin</dc:creator>
              <dc:date>2009-02-05T11:51:00</dc:date>
            </office:change-info>
          </text:insertion>
        </text:changed-region>
        <text:changed-region text:id="ct116283896">
          <text:insertion>
            <office:change-info>
              <dc:creator>Marie-Aude Goffin</dc:creator>
              <dc:date>2009-02-05T11:52:00</dc:date>
            </office:change-info>
          </text:insertion>
        </text:changed-region>
        <text:changed-region text:id="ct116283760">
          <text:insertion>
            <office:change-info>
              <dc:creator>Marie-Aude Goffin</dc:creator>
              <dc:date>2009-02-05T11:52:00</dc:date>
            </office:change-info>
          </text:insertion>
        </text:changed-region>
        <text:changed-region text:id="ct116283656">
          <text:insertion>
            <office:change-info>
              <dc:creator>Marie-Aude Goffin</dc:creator>
              <dc:date>2009-02-05T11:52:00</dc:date>
            </office:change-info>
          </text:insertion>
        </text:changed-region>
        <text:changed-region text:id="ct116284440">
          <text:insertion>
            <office:change-info>
              <dc:creator>Marie-Aude Goffin</dc:creator>
              <dc:date>2009-02-05T11:48:00</dc:date>
            </office:change-info>
          </text:insertion>
        </text:changed-region>
        <text:changed-region text:id="ct116283552">
          <text:insertion>
            <office:change-info>
              <dc:creator>Marie-Aude Goffin</dc:creator>
              <dc:date>2009-02-05T11:55:00</dc:date>
            </office:change-info>
          </text:insertion>
        </text:changed-region>
        <text:changed-region text:id="ct116283416">
          <text:insertion>
            <office:change-info>
              <dc:creator>Marie-Aude Goffin</dc:creator>
              <dc:date>2009-02-05T11:56:00</dc:date>
            </office:change-info>
          </text:insertion>
        </text:changed-region>
        <text:changed-region text:id="ct116283280">
          <text:insertion>
            <office:change-info>
              <dc:creator>Marie-Aude Goffin</dc:creator>
              <dc:date>2009-02-05T11:56:00</dc:date>
            </office:change-info>
          </text:insertion>
        </text:changed-region>
        <text:changed-region text:id="ct116283144">
          <text:insertion>
            <office:change-info>
              <dc:creator>Marie-Aude Goffin</dc:creator>
              <dc:date>2009-02-05T11:56:00</dc:date>
            </office:change-info>
          </text:insertion>
        </text:changed-region>
        <text:changed-region text:id="ct116283008">
          <text:insertion>
            <office:change-info>
              <dc:creator>Marie-Aude Goffin</dc:creator>
              <dc:date>2009-02-05T12:05:00</dc:date>
            </office:change-info>
          </text:insertion>
        </text:changed-region>
        <text:changed-region text:id="ct116282872">
          <text:insertion>
            <office:change-info>
              <dc:creator>Marie-Aude Goffin</dc:creator>
              <dc:date>2009-02-05T12:05:00</dc:date>
            </office:change-info>
          </text:insertion>
        </text:changed-region>
        <text:changed-region text:id="ct116282736">
          <text:insertion>
            <office:change-info>
              <dc:creator>Marie-Aude Goffin</dc:creator>
              <dc:date>2009-02-05T12:06:00</dc:date>
            </office:change-info>
          </text:insertion>
        </text:changed-region>
        <text:changed-region text:id="ct116282464">
          <text:insertion>
            <office:change-info>
              <dc:creator>Marie-Aude Goffin</dc:creator>
              <dc:date>2009-02-05T12:09:00</dc:date>
            </office:change-info>
          </text:insertion>
        </text:changed-region>
        <text:changed-region text:id="ct116286912">
          <text:insertion>
            <office:change-info>
              <dc:creator>Marie-Aude Goffin</dc:creator>
              <dc:date>2009-02-05T12:09:00</dc:date>
            </office:change-info>
          </text:insertion>
        </text:changed-region>
        <text:changed-region text:id="ct116287048">
          <text:insertion>
            <office:change-info>
              <dc:creator>Marie-Aude Goffin</dc:creator>
              <dc:date>2009-02-05T12:09:00</dc:date>
            </office:change-info>
          </text:insertion>
        </text:changed-region>
        <text:changed-region text:id="ct116287320">
          <text:insertion>
            <office:change-info>
              <dc:creator>Marie-Aude Goffin</dc:creator>
              <dc:date>2009-02-05T12:10:00</dc:date>
            </office:change-info>
          </text:insertion>
        </text:changed-region>
        <text:changed-region text:id="ct116287184">
          <text:insertion>
            <office:change-info>
              <dc:creator>Marie-Aude Goffin</dc:creator>
              <dc:date>2009-02-05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/>
      <text:p text:style-name="Standard"><text:s text:c="79"/></text:p>
      <text:h text:style-name="P25" text:outline-level="3"/>
      <text:p text:style-name="P2"><text:s text:c="60"/>Le <text:s text:c="26"/>, </text:p>
      <text:p text:style-name="P1"><text:s/></text:p>
      <text:p text:style-name="P11"/>
      <text:p text:style-name="P10"/>
      <text:p text:style-name="P4"><text:s text:c="59"/></text:p>
      <text:p text:style-name="P4"/>
      <text:p text:style-name="P4"><text:s text:c="42"/></text:p>
      <text:p text:style-name="P4"><text:s text:c="67"/><draw:frame draw:style-name="fr1" draw:name="Cadre1" text:anchor-type="char" svg:x="9.934cm" svg:y="0.005cm" svg:width="7.063cm" svg:height="2.916cm" draw:z-index="2"><draw:text-box><text:p text:style-name="P5">Administration Communale </text:p><text:p text:style-name="P5">de LA BRUYERE</text:p><text:p text:style-name="P5">Place Communale, <text:s/>6,</text:p><text:p text:style-name="P5">5080 <text:s/>Rhisnes (LA BRUYERE)</text:p></draw:text-box></draw:frame></text:p>
      <text:p text:style-name="P4"/>
      <text:p text:style-name="P4"/>
      <text:p text:style-name="P10"/>
      <text:p text:style-name="P10"/>
      <text:p text:style-name="P10"/>
      <text:p text:style-name="P12"/>
      <text:p text:style-name="P12"><text:s text:c="59"/></text:p>
      <text:p text:style-name="P7">DEMANDE <text:s/>DE <text:s/>RACCORDEMENT</text:p>
      <text:p text:style-name="P7"><text:s/>A <text:s/>LA <text:s/>CANALISATION <text:s/>COMMUNALE</text:p>
      <text:p text:style-name="P9"/>
      <text:p text:style-name="P13"><draw:line text:anchor-type="char" draw:z-index="0" draw:style-name="gr1" draw:text-style-name="P28" svg:x1="0.053cm" svg:y1="0.473cm" svg:x2="16.567cm" svg:y2="0.473cm"><text:p/></draw:line></text:p>
      <text:p text:style-name="Standard"><text:span text:style-name="T1"><text:s/>N/Réf. : PU/0</text:span><text:change-start text:change-id="ct116284440"/><text:span text:style-name="T1">self.getReference()</text:span><text:change-end text:change-id="ct116284440"/></text:p>
      <text:p text:style-name="P14"><draw:line text:anchor-type="char" draw:z-index="1" draw:style-name="gr1" draw:text-style-name="P28" svg:x1="0.053cm" svg:y1="0.028cm" svg:x2="16.531cm" svg:y2="0.028cm"><text:p/></draw:line></text:p>
      <text:p text:style-name="P9"><draw:frame draw:style-name="fr2" draw:name="Cadre2" text:anchor-type="char" svg:x="1.901cm" svg:y="0.39cm" svg:width="14.667cm" svg:height="2.12cm" draw:z-index="3"><draw:text-box><text:p text:style-name="P6"><text:change-start text:change-id="ct116284304"/>self.getLicenceSubject()<text:change-end text:change-id="ct116284304"/></text:p><text:p text:style-name="Standard"><text:change-start text:change-id="ct116284168"/><text:span text:style-name="T2">self.getWorkLocationStreet()</text:span><text:change-end text:change-id="ct116284168"/><text:span text:style-name="T2">, n°</text:span><text:change-start text:change-id="ct116284032"/><text:span text:style-name="T2">self.getWorkLocationHouseNumber()</text:span><text:change-end text:change-id="ct116284032"/><text:span text:style-name="T2"> à </text:span><text:change-start text:change-id="ct116283896"/><text:span text:style-name="T2">self.getWorkLocationZipCode()</text:span><text:change-end text:change-id="ct116283896"/><text:span text:style-name="T2"> <text:s/></text:span><text:change-start text:change-id="ct116283760"/><text:span text:style-name="T2">self.getWorkLocationCity()</text:span><text:change-end text:change-id="ct116283760"/><text:span text:style-name="T2"> (LA BRUYERE)</text:span></text:p><text:p text:style-name="P6"><text:change-start text:change-id="ct116283656"/>self.getPortionOutsText()<text:change-end text:change-id="ct116283656"/></text:p></draw:text-box></draw:frame></text:p>
      <text:p text:style-name="P15"><text:span text:style-name="T3">Objet</text:span><text:span text:style-name="T4"> :</text:span></text:p>
      <text:p text:style-name="P16"/>
      <text:p text:style-name="P16"/>
      <text:p text:style-name="P17"/>
      <text:p text:style-name="P3"><text:s text:c="17"/></text:p>
      <text:p text:style-name="P1"/>
      <text:p text:style-name="Standard"><text:span text:style-name="T3">Demandeur(s)</text:span><text:span text:style-name="T4"> : <text:s/></text:span><text:span text:style-name="T1"><text:s text:c="2"/></text:span><text:change-start text:change-id="ct116283552"/><text:span text:style-name="T1">self.displayValue(applicantobj.listPersonTitles(), applicantobj.getPersonTitle())</text:span><text:change-end text:change-id="ct116283552"/><text:span text:style-name="T1"> </text:span><text:change-start text:change-id="ct116283416"/><text:span text:style-name="T1">applicantobj.getName2()</text:span><text:change-end text:change-id="ct116283416"/><text:span text:style-name="T1"> </text:span><text:change-start text:change-id="ct116283280"/><text:span text:style-name="T1">applicantobj.getName1()</text:span><text:change-end text:change-id="ct116283280"/></text:p>
      <text:p text:style-name="P18"/>
      <text:p text:style-name="P3">Monsieur le Bourgmestre,</text:p>
      <text:p text:style-name="P3">Messieurs les Echevins,</text:p>
      <text:p text:style-name="P3"/>
      <text:p text:style-name="P15"><text:span text:style-name="T4">Je(nous) soussigné(s) domicilié(e)(s) </text:span><text:change-start text:change-id="ct116283144"/><text:span text:style-name="T1">applicantobj.getStreet()</text:span><text:change-end text:change-id="ct116283144"/><text:span text:style-name="T1">, n°</text:span><text:change-start text:change-id="ct116283008"/><text:span text:style-name="T1">applicantobj.getNumber()</text:span><text:change-end text:change-id="ct116283008"/><text:span text:style-name="T1"> <text:s/>à </text:span><text:change-start text:change-id="ct116282872"/><text:span text:style-name="T1">applicantobj.getZipcode()</text:span><text:change-end text:change-id="ct116282872"/><text:span text:style-name="T1"> </text:span><text:change-start text:change-id="ct116282736"/><text:span text:style-name="T1">applicantobj.getCity()</text:span><text:change-end text:change-id="ct116282736"/><text:span text:style-name="T1">.</text:span></text:p>
      <text:p text:style-name="P3"/>
      <text:list text:style-name="WW8Num2">
        <text:list-item>
          <text:p text:style-name="P26"><text:span text:style-name="T4">sollicite l’autorisation de raccorder à la canalisation communale mon immeuble </text:span></text:p>
          <text:p text:style-name="P26"><text:span text:style-name="T1">EXISTANT <text:s/>/ <text:s/>A CONSTRUIRE <text:s/>/ <text:s/>EN CONSTRUCTION </text:span><text:span text:style-name="T4">;</text:span></text:p>
        </text:list-item>
      </text:list>
      <text:p text:style-name="P19"/>
      <text:list text:style-name="WW8Num2">
        <text:list-item text:start-value="1">
          <text:p text:style-name="P26"><text:span text:style-name="T4">sis à : <text:s text:c="15"/></text:span><text:change-start text:change-id="ct116282464"/><text:span text:style-name="T1">self.getWorkLocationZipCode()</text:span><text:change-end text:change-id="ct116282464"/><text:span text:style-name="T1"> </text:span><text:change-start text:change-id="ct116286912"/><text:span text:style-name="T1">self.getWorkLocationCity()</text:span><text:change-end text:change-id="ct116286912"/><text:span text:style-name="T1"> (LA BRUYERE)</text:span></text:p>
        </text:list-item>
      </text:list>
      <text:p text:style-name="P20"><text:span text:style-name="T1"><text:s text:c="25"/></text:span><text:change-start text:change-id="ct116287048"/><text:span text:style-name="T1">self.getWorkLocationStreet()</text:span><text:change-end text:change-id="ct116287048"/><text:span text:style-name="T1">, n°</text:span><text:change-start text:change-id="ct116287320"/><text:span text:style-name="T1">self.getWorkLocationHouseNumber()</text:span><text:change-end text:change-id="ct116287320"/></text:p>
      <text:p text:style-name="P20"><text:span text:style-name="T4">bien cadastré <text:s text:c="3"/></text:span><text:change-start text:change-id="ct116287184"/><text:span text:style-name="T1">self.getPortionOutsText()</text:span><text:change-end text:change-id="ct116287184"/></text:p>
      <text:p text:style-name="P21"/>
      <text:list text:style-name="WW8Num2">
        <text:list-item text:start-value="1">
          <text:p text:style-name="P26"><text:span text:style-name="T4">veuillez noter que le revêtement de la voirie est réalisé en </text:span><text:span text:style-name="T1">:</text:span></text:p>
        </text:list-item>
      </text:list>
      <text:p text:style-name="P20"><text:span text:style-name="T1">TARMAC <text:s/>/ <text:s/>BETON <text:s/>/ <text:s/>PAVES</text:span><text:span text:style-name="T4"> ;</text:span></text:p>
      <text:p text:style-name="P21"/>
      <text:list text:style-name="WW8Num2">
        <text:list-item text:start-value="1">
          <text:p text:style-name="P26"><text:span text:style-name="T4">Veuillez noter </text:span><text:span text:style-name="T1">qu’il y a/qu'il n'y a pas lieu d’effectuer la traversée de la voirie </text:span><text:span text:style-name="T4">;</text:span></text:p>
        </text:list-item>
      </text:list>
      <text:p text:style-name="P3"/>
      <text:p text:style-name="P3">Je m’engage en outre à respecter les conditions de raccordement qui seront reprises au cahier des charges de l’autorisation du Collège Communal ;</text:p>
      <text:p text:style-name="P3"/>
      <text:p text:style-name="P22">En espérant que ma(notre) demande sera favorablement accueillie, je(nous) vous prie(prions) d’agréer, Monsieur le Bourgmestre, Messieurs les Echevins, l’expression de mes sentiments distingués. </text:p>
      <text:p text:style-name="P23"><text:s text:c="87"/></text:p>
      <text:p text:style-name="P23"><text:s text:c="88"/>Signature,</text:p>
      <text:p text:style-name="P24"/>
      <text:p text:style-name="P24"/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Wingdings"/>
    </style:style>
    <style:style style:name="Police_20_par_20_défaut" style:display-name="Police par défaut" style:family="text"/>
    <style:style style:name="WW8Num1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0cm" fo:margin-left="2.417cm" fo:margin-right="2cm" fo:background-color="#ffffff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9-02-05T12:15:00</meta:creation-date>
    <dc:creator>Marie-Aude Goffin</dc:creator>
    <dc:date>2009-02-09T09:40:08</dc:date>
    <meta:print-date>2008-07-07T14:23:00</meta:print-date>
    <meta:editing-cycles>7</meta:editing-cycles>
    <meta:editing-duration>PT23H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177" meta:character-count="2247"/>
  </office:meta>
</office:document-meta>
</file>